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Black" svg:font-family="'Arial Black'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057cm"/>
    </style:style>
    <style:style style:name="co3" style:family="table-column">
      <style:table-column-properties fo:break-before="auto" style:column-width="2.418cm"/>
    </style:style>
    <style:style style:name="co4" style:family="table-column">
      <style:table-column-properties fo:break-before="auto" style:column-width="2.196cm"/>
    </style:style>
    <style:style style:name="co5" style:family="table-column">
      <style:table-column-properties fo:break-before="auto" style:column-width="3.79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21cm" fo:break-before="auto" style:use-optimal-row-height="false"/>
    </style:style>
    <style:style style:name="ta1" style:family="table" style:master-page-name="Diego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4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04">
      <style:table-cell-properties style:vertical-align="middle"/>
      <style:text-properties style:font-name="Liberation Sans" fo:font-size="10pt" style:font-size-asian="10pt" style:font-size-complex="10pt"/>
    </style:style>
    <style:style style:name="ce6" style:family="table-cell" style:parent-style-name="Default" style:data-style-name="N11"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fo:background-color="#cccccc" style:vertical-align="middle"/>
      <style:text-properties style:font-name="Liberation Sans"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DATO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Capital Inicial</text:p>
          </table:table-cell>
          <table:table-cell table:style-name="ce5" office:value-type="currency" office:currency="EUR" office:value="25000" calcext:value-type="currency">
            <text:p>25.000,00 €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nterés Anual</text:p>
          </table:table-cell>
          <table:table-cell table:style-name="ce6" office:value-type="percentage" office:value="0.075" calcext:value-type="percentage">
            <text:p>7,5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lazo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Cuota mensual</text:p>
          </table:table-cell>
          <table:table-cell table:style-name="ce7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Mes</text:p>
          </table:table-cell>
          <table:table-cell table:style-name="ce4" office:value-type="string" calcext:value-type="string">
            <text:p>Cuota mensual</text:p>
          </table:table-cell>
          <table:table-cell table:style-name="ce4" office:value-type="string" calcext:value-type="string">
            <text:p>Capital</text:p>
          </table:table-cell>
          <table:table-cell table:style-name="ce4" office:value-type="string" calcext:value-type="string">
            <text:p>Intereses</text:p>
          </table:table-cell>
          <table:table-cell table:style-name="ce4" office:value-type="string" calcext:value-type="string">
            <text:p>Pendiente Amortizar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 Black" svg:font-family="'Arial Black'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number number: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number number:decimal-places="4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currency-style style:name="N110P0" style:volatile="true">
      <number:number number:decimal-places="5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5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12P0" style:volatile="true">
      <number:number number:decimal-places="6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6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799cm" fo:margin-bottom="1.799cm" fo:margin-left="1.9cm" fo:margin-right="1.9cm" style:shadow="none" fo:background-color="transparent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799cm" fo:margin-bottom="1.799cm" fo:margin-left="1.799cm" fo:margin-right="1.799cm" style:shadow="none" style:scale-to-pages="1" style:table-centering="horizontal" style:writing-mode="lr-tb" style:print="charts drawings grid header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font-name="Arial Black" fo:font-size="14pt" fo:font-weight="bold"/>
    </style:style>
  </office:automatic-styles>
  <office:master-styles>
    <style:master-page style:name="Default" style:page-layout-name="Mpm1">
      <style:header>
        <text:p><text:span text:style-name="MT1">Cuadro Amortización</text:span></text:p>
      </style:header>
      <style:header-left style:display="false"/>
      <style:footer>
        <text:p><text:date style:data-style-name="N2" text:date-value="2017-03-06">00/00/0000</text:date> - <text:time style:data-style-name="N2" text:time-value="13:35:37.611000000">00:00:00</text:tim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13:35:37.61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Diego" style:page-layout-name="Mpm3">
      <style:header>
        <style:region-left>
          <text:p><text:sheet-name>???</text:sheet-name></text:p>
        </style:region-left>
      </style:header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8T12:30:10.32</meta:creation-date>
    <meta:editing-duration>PT32M49S</meta:editing-duration>
    <meta:editing-cycles>8</meta:editing-cycles>
    <meta:generator>LibreOffice/4.2.4.2$Windows_x86 LibreOffice_project/63150712c6d317d27ce2db16eb94c2f3d7b699f8</meta:generator>
    <dc:date>2017-03-06T13:36:00.234000000</dc:date>
    <meta:document-statistic meta:table-count="1" meta:cell-count="36" meta:object-count="0"/>
    <meta:template xlink:type="simple" xlink:actuate="onRequest" xlink:title="F. Financieras 1" xlink:href="../../../../../LIBRO%20CALC%202011/Financieras/F.%20Financieras%201.ods" meta:date="2011-09-18T13:01:24"/>
  </office:meta>
</office:document-meta>
</file>